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 style:list-style-name="L5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ons à faire sur réception des différents paquets:</text:p>
      <text:p text:style-name="Standard">enum{NEW_POS,CHAT,NAME,CHOICE_REQUEST,WHAT_YOU_ARE,YOU_DONT_PLAY,GAME_OVER,PLAY_AGAIN};</text:p>
      <text:p text:style-name="Standard"/>
      <text:p text:style-name="Standard">Début de la partie :</text:p>
      <text:p text:style-name="Standard">clean du terrain.</text:p>
      <text:p text:style-name="Standard">lock du terrain.</text:p>
      <text:p text:style-name="Standard"/>
      <text:p text:style-name="Standard">NAME :</text:p>
      <text:p text:style-name="Standard">status : “Connection établie avec NAME”</text:p>
      <text:p text:style-name="Standard">stocker le nom reçu en tant que nom de l'autre joueur</text:p>
      <text:list text:style-name="L1">
        <text:list-item>
          <text:p text:style-name="P1">si je suis serveur : </text:p>
        </text:list-item>
      </text:list>
      <text:list text:style-name="L2">
        <text:list-item>
          <text:p text:style-name="P2">désigner un joueur au hasard</text:p>
        </text:list-item>
        <text:list-item>
          <text:p text:style-name="P2">lui envoyer un CHOICE_REQUEST</text:p>
        </text:list-item>
      </text:list>
      <text:list text:style-name="L3">
        <text:list-item>
          <text:p text:style-name="P3">sinon : status : “attends un peu, $nom_autre_joueur choisit son camp.”</text:p>
        </text:list-item>
      </text:list>
      <text:p text:style-name="Standard"/>
      <text:p text:style-name="Standard">CHOICE_REQUEST :</text:p>
      <text:p text:style-name="Standard">dialogue : (boutons : OK et abandonner) : “Tu as l'avantage de pouvoir choisir ton camp : contexte radio”.</text:p>
      <text:list text:style-name="L4">
        <text:list-item>
          <text:p text:style-name="P4">Si OK : envoyer WHAT_YOU_ARE(info sur le camp que l'autre incarnera). stocker le camp que je joue. init du terrain.</text:p>
        </text:list-item>
        <text:list-item>
          <text:p text:style-name="P4">Sinon : fermer la connection.</text:p>
        </text:list-item>
      </text:list>
      <text:p text:style-name="Standard"/>
      <text:p text:style-name="Standard">WHAT_YOU_ARE:</text:p>
      <text:p text:style-name="Standard">status (pendant 2 sec, ou clignotement avec des g_timeout_add “”, “txt”,””) : tu joues le camp des loups/de l'agneau</text:p>
      <text:p text:style-name="Standard">stocker quel camp je joue. init du terrain. active le terrain.</text:p>
      <text:p text:style-name="P5">début de la boucle des déplacements bouclés</text:p>
      <text:p text:style-name="Standard">A)(fct() avec une mise a jour bidon du terrain ou pas de mise a jour)envoi de YOU_DONT_PLAY.</text:p>
      <text:p text:style-name="Standard">active le terrain.</text:p>
      <text:p text:style-name="Standard">je fais un déplacement : envoi de NEW_POS. mise à jour locale du terrain.(rq si quelqu'un joue plus vite qu'internet, il peut faire avancer plusieurs pions avant que le YOU_DONT_PLAY du joueur suivant n'arrive)</text:p>
      <text:p text:style-name="Standard"/>
      <text:p text:style-name="Standard">YOU_DONT_PLAY:</text:p>
      <text:p text:style-name="Standard">désactive le terrain.</text:p>
      <text:p text:style-name="Standard">status : attente que $nom_autre_joueur fasse un déplacement</text:p>
      <text:p text:style-name="Standard"/>
      <text:p text:style-name="Standard">NEW_POS:</text:p>
      <text:p text:style-name="Standard">fct(</text:p>
      <text:p text:style-name="Standard">mise à jour locale du terrain.</text:p>
      <text:p text:style-name="Standard">A)envoi de YOU_DONT_PLAY.</text:p>
      <text:p text:style-name="Standard">active le terrain.</text:p>
      <text:p text:style-name="Standard">évaluation de la situation du jeu :</text:p>
      <text:list text:style-name="L5">
        <text:list-item>
          <text:p text:style-name="P6">Si fin de jeu : envoi de GAME_OVER.</text:p>
        </text:list-item>
        <text:list-item>
          <text:p text:style-name="P6">Sinon : status : à toi de jouer.</text:p>
        </text:list-item>
      </text:list>
      <text:p text:style-name="Standard">)</text:p>
      <text:p text:style-name="Standard">GAME_OVER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2-03T00:10:16</meta:creation-date>
    <dc:date>2006-12-03T00:43:46</dc:date>
    <dc:language>en-US</dc:language>
    <meta:editing-cycles>2</meta:editing-cycles>
    <meta:editing-duration>PT33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277" meta:character-count="1551"/>
  </office:meta>
</office:document-meta>
</file>